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style:letter-kerning="false"/>
    </style:style>
    <style:style style:name="P3" style:parent-style-name="Standard" style:family="paragraph">
      <style:text-properties fo:font-weight="bold" style:font-weight-asian="bold" style:font-weight-complex="bold" fo:background-color="#FF0000"/>
    </style:style>
    <style:style style:name="P4" style:parent-style-name="Standard" style:family="paragraph">
      <style:text-properties fo:background-color="#FF0000"/>
    </style:style>
    <style:style style:name="T5" style:parent-style-name="DefaultParagraphFont" style:family="text">
      <style:text-properties fo:background-color="#FF0000"/>
    </style:style>
    <style:style style:name="TableColumn7" style:family="table-column">
      <style:table-column-properties style:column-width="0.427in" style:use-optimal-column-width="false"/>
    </style:style>
    <style:style style:name="TableColumn8" style:family="table-column">
      <style:table-column-properties style:column-width="0.8729in" style:use-optimal-column-width="false"/>
    </style:style>
    <style:style style:name="TableColumn9" style:family="table-column">
      <style:table-column-properties style:column-width="0.5951in" style:use-optimal-column-width="false"/>
    </style:style>
    <style:style style:name="TableColumn10" style:family="table-column">
      <style:table-column-properties style:column-width="0.7611in" style:use-optimal-column-width="false"/>
    </style:style>
    <style:style style:name="TableColumn11" style:family="table-column">
      <style:table-column-properties style:column-width="0.4291in" style:use-optimal-column-width="false"/>
    </style:style>
    <style:style style:name="Table6" style:family="table">
      <style:table-properties style:width="3.0854in" fo:margin-left="0.0465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="0.0069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Q2.</text:p>
      <text:p text:style-name="Standard"/>
      <text:p text:style-name="Standard">mysql&gt; select * from emp where name like '%____a%';</text:p>
      <text:p text:style-name="Standard">+------+--------------+---------+------------+</text:p>
      <text:p text:style-name="Standard">| id <text:s text:c="2"/>| name <text:s text:c="8"/>| dept_id | birth <text:s text:c="5"/>|</text:p>
      <text:p text:style-name="Standard">+------+--------------+---------+------------+</text:p>
      <text:p text:style-name="Standard">| <text:s text:c="3"/>1 | maria gloria | <text:s text:c="6"/>2 | 1994-03-12 |</text:p>
      <text:p text:style-name="Standard">| <text:s text:c="3"/>3 | gal rao <text:s text:c="5"/>| <text:s text:c="6"/>4 | 1992-09-11 |</text:p>
      <text:p text:style-name="Standard">| <text:s text:c="3"/>5 | rama saho <text:s text:c="3"/>| <text:s text:c="6"/>1 | 1994-12-09 |</text:p>
      <text:p text:style-name="Standard">| <text:s text:c="3"/>6 | maria gaga <text:s text:c="2"/>| <text:s text:c="6"/>4 | 1993-10-09 |</text:p>
      <text:p text:style-name="Standard">+------+--------------+---------+------------+</text:p>
      <text:p text:style-name="Standard">4 rows in set (0.00 sec)</text:p>
      <text:p text:style-name="Standard"/>
      <text:p text:style-name="Standard">Q3</text:p>
      <text:p text:style-name="Standard">mysql&gt; select *, date_format(from_days(datediff(now(),birth)), '%Y') + 0 as age from emp;</text:p>
      <text:p text:style-name="Standard"/>
      <text:p text:style-name="P2"/>
      <text:p text:style-name="Standard">The NOW() function in MySQL is a regularly used function that returns the current date and time in the 'YYYY-MM-DD HH:MM' format</text:p>
      <text:p text:style-name="Standard"/>
      <text:p text:style-name="P3">SELECT DATE_FORMAT(FROM_DAYS(DATEDIFF(NOW(),' DATE_OF_BIRTH ')), '%Y')<text:s/></text:p>
      <text:p text:style-name="P4"><text:s/>+ 0 AS age;</text:p>
      <text:p text:style-name="Standard"><text:span text:style-name="T5">+------+--------------+---------+------------+------+</text:span></text:p>
      <text:p text:style-name="Standard">| id <text:s text:c="2"/>| name <text:s text:c="8"/>| dept_id | birth <text:s text:c="5"/>| age <text:s/>|</text:p>
      <text:p text:style-name="Standard">+------+--------------+---------+------------+------+</text:p>
      <text:p text:style-name="Standard">| <text:s text:c="3"/>1 | maria gloria | <text:s text:c="6"/>2 | 1994-03-12 | <text:s text:c="2"/>30 |</text:p>
      <text:p text:style-name="Standard">| <text:s text:c="3"/>2 | john smith <text:s text:c="2"/>| <text:s text:c="6"/>1 | 1993-02-07 | <text:s text:c="2"/>31 |</text:p>
      <text:p text:style-name="Standard">| <text:s text:c="3"/>3 | gal rao <text:s text:c="5"/>| <text:s text:c="6"/>4 | 1992-09-11 | <text:s text:c="2"/>31 |</text:p>
      <text:p text:style-name="Standard">| <text:s text:c="3"/>4 | jakey smith <text:s/>| <text:s text:c="6"/>2 | 1990-08-31 | <text:s text:c="2"/>33 |</text:p>
      <text:p text:style-name="Standard">| <text:s text:c="3"/>5 | rama saho <text:s text:c="3"/>| <text:s text:c="6"/>1 | 1994-12-09 | <text:s text:c="2"/>29 |</text:p>
      <text:p text:style-name="Standard">| <text:s text:c="3"/>6 | maria gaga <text:s text:c="2"/>| <text:s text:c="6"/>4 | 1993-10-09 | <text:s text:c="2"/>30 |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TableContents"/>
            </table:table-cell>
            <table:table-cell table:style-name="TableCell14">
              <text:p text:style-name="TableContents"/>
            </table:table-cell>
            <table:table-cell table:style-name="TableCell15">
              <text:p text:style-name="TableContents"/>
            </table:table-cell>
            <table:table-cell table:style-name="TableCell16">
              <text:p text:style-name="TableContents"/>
            </table:table-cell>
            <table:table-cell table:style-name="TableCell17">
              <text:p text:style-name="TableContents"/>
            </table:table-cell>
          </table:table-row>
        </table:table-header-rows>
      </table:table>
      <text:p text:style-name="Standard"/>
      <text:p text:style-name="Standard"/>
      <text:p text:style-name="Standard">Q4.</text:p>
      <text:p text:style-name="Standard"/>
      <text:p text:style-name="Standard">mysql&gt; select * from employee2;</text:p>
      <text:p text:style-name="Standard">+--------+------------+-----------+---------+--------------+-----------+</text:p>
      <text:p text:style-name="Standard">| Emp_id | First_name | Last_name | Salary <text:s/>| Joining_date | Dept <text:s text:c="5"/>|</text:p>
      <text:p text:style-name="Standard">+--------+------------+-----------+---------+--------------+-----------+</text:p>
      <text:p text:style-name="Standard">| <text:s text:c="5"/>1 | Bob <text:s text:c="7"/>| Kinto <text:s text:c="4"/>| 1000000 | 2019-01-20 <text:s text:c="2"/>| Finance <text:s text:c="2"/>|</text:p>
      <text:p text:style-name="Standard">| <text:s text:c="5"/>2 | Jerry <text:s text:c="5"/>| Kansxo <text:s text:c="3"/>| 6000000 | 2019-01-15 <text:s text:c="2"/>| IT <text:s text:c="7"/>|</text:p>
      <text:p text:style-name="Standard">| <text:s text:c="5"/>3 | Philip <text:s text:c="4"/>| Jose <text:s text:c="5"/>| 8900000 | 2019-02-05 <text:s text:c="2"/>| Banking <text:s text:c="2"/>|</text:p>
      <text:p text:style-name="Standard">| <text:s text:c="5"/>4 | John <text:s text:c="6"/>| Abraham <text:s text:c="2"/>| 2000000 | 2019-02-25 <text:s text:c="2"/>| Insurance |</text:p>
      <text:p text:style-name="Standard">| <text:s text:c="5"/>5 | Michael <text:s text:c="3"/>| Mathew <text:s text:c="3"/>| 2200000 | 2019-02-28 <text:s text:c="2"/>| Finance <text:s text:c="2"/>|</text:p>
      <text:p text:style-name="Standard">| <text:s text:c="5"/>6 | Alex <text:s text:c="6"/>| chreketo <text:s/>| 4000000 | 2019-05-10 <text:s text:c="2"/>| IT <text:s text:c="7"/>|</text:p>
      <text:p text:style-name="Standard">| <text:s text:c="5"/>7 | Yohan <text:s text:c="5"/>| Soso <text:s text:c="5"/>| 1230000 | 2019-06-20 <text:s text:c="2"/>| Banking <text:s text:c="2"/>|</text:p>
      <text:p text:style-name="Standard">+--------+------------+-----------+---------+--------------+-----------+</text:p>
      <text:p text:style-name="Standard">7 rows in set (0.00 sec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4.1</text:p>
      <text:p text:style-name="Standard">mysql&gt; select Emp_id,First_name,Last_name from employee2;</text:p>
      <text:p text:style-name="Standard">+--------+------------+-----------+</text:p>
      <text:p text:style-name="Standard">| Emp_id | First_name | Last_name |</text:p>
      <text:p text:style-name="Standard">+--------+------------+-----------+</text:p>
      <text:p text:style-name="Standard">| <text:s text:c="5"/>1 | Bob <text:s text:c="7"/>| Kinto <text:s text:c="4"/>|</text:p>
      <text:p text:style-name="Standard">| <text:s text:c="5"/>2 | Jerry <text:s text:c="5"/>| Kansxo <text:s text:c="3"/>|</text:p>
      <text:p text:style-name="Standard">| <text:s text:c="5"/>3 | Philip <text:s text:c="4"/>| Jose <text:s text:c="5"/>|</text:p>
      <text:p text:style-name="Standard">| <text:s text:c="5"/>4 | John <text:s text:c="6"/>| Abraham <text:s text:c="2"/>|</text:p>
      <text:p text:style-name="Standard">| <text:s text:c="5"/>5 | Michael <text:s text:c="3"/>| Mathew <text:s text:c="3"/>|</text:p>
      <text:p text:style-name="Standard">| <text:s text:c="5"/>6 | Alex <text:s text:c="6"/>| chreketo <text:s/>|</text:p>
      <text:p text:style-name="Standard">| <text:s text:c="5"/>7 | Yohan <text:s text:c="5"/>| Soso <text:s text:c="5"/>|</text:p>
      <text:p text:style-name="Standard">+--------+------------+-----------+</text:p>
      <text:p text:style-name="Standard">7 rows in set (0.00 sec)</text:p>
      <text:p text:style-name="Standard"/>
      <text:p text:style-name="Standard">Q4.2</text:p>
      <text:p text:style-name="Standard">+------------+-----------+</text:p>
      <text:p text:style-name="Standard">| First_name | Last_name |</text:p>
      <text:p text:style-name="Standard">+------------+-----------+</text:p>
      <text:p text:style-name="Standard">| Bob <text:s text:c="7"/>| Kinto <text:s text:c="4"/>|</text:p>
      <text:p text:style-name="Standard">| Jerry <text:s text:c="5"/>| Kansxo <text:s text:c="3"/>|</text:p>
      <text:p text:style-name="Standard">| Philip <text:s text:c="4"/>| Jose <text:s text:c="5"/>|</text:p>
      <text:p text:style-name="Standard">| John <text:s text:c="6"/>| Abraham <text:s text:c="2"/>|</text:p>
      <text:p text:style-name="Standard">| Michael <text:s text:c="3"/>| Mathew <text:s text:c="3"/>|</text:p>
      <text:p text:style-name="Standard">| Alex <text:s text:c="6"/>| chreketo <text:s/>|</text:p>
      <text:p text:style-name="Standard">| Yohan <text:s text:c="5"/>| Soso <text:s text:c="5"/>|</text:p>
      <text:p text:style-name="Standard">+------------+-----------+</text:p>
      <text:p text:style-name="Standard">7 rows in set (0.00 sec)</text:p>
      <text:p text:style-name="Standard"/>
      <text:p text:style-name="Standard">Q4.3</text:p>
      <text:p text:style-name="Standard">+---------------+</text:p>
      <text:p text:style-name="Standard">| Employee_name |</text:p>
      <text:p text:style-name="Standard">+---------------+</text:p>
      <text:p text:style-name="Standard">| Bob <text:s text:c="10"/>|</text:p>
      <text:p text:style-name="Standard">| Jerry <text:s text:c="8"/>|</text:p>
      <text:p text:style-name="Standard">| Philip <text:s text:c="7"/>|</text:p>
      <text:p text:style-name="Standard">| John <text:s text:c="9"/>|</text:p>
      <text:p text:style-name="Standard">| Michael <text:s text:c="6"/>|</text:p>
      <text:p text:style-name="Standard">| Alex <text:s text:c="9"/>|</text:p>
      <text:p text:style-name="Standard">| Yohan <text:s text:c="8"/>|</text:p>
      <text:p text:style-name="Standard">+---------------+</text:p>
      <text:p text:style-name="Standard">7 rows in set (0.00 sec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4.4</text:p>
      <text:p text:style-name="Standard">+------------------+</text:p>
      <text:p text:style-name="Standard">| lower(Last_name) |</text:p>
      <text:p text:style-name="Standard">+------------------+</text:p>
      <text:p text:style-name="Standard">| kinto <text:s text:c="11"/>|</text:p>
      <text:p text:style-name="Standard">| kansxo <text:s text:c="10"/>|</text:p>
      <text:p text:style-name="Standard">| jose <text:s text:c="12"/>|</text:p>
      <text:p text:style-name="Standard">| abraham <text:s text:c="9"/>|</text:p>
      <text:p text:style-name="Standard">| mathew <text:s text:c="10"/>|</text:p>
      <text:p text:style-name="Standard">| chreketo <text:s text:c="8"/>|</text:p>
      <text:p text:style-name="Standard">| soso <text:s text:c="12"/>|</text:p>
      <text:p text:style-name="Standard">+------------------+</text:p>
      <text:p text:style-name="Standard">7 rows in set (0.00 sec)</text:p>
      <text:p text:style-name="Standard"/>
      <text:p text:style-name="Standard">Q4.5</text:p>
      <text:p text:style-name="Standard">| upper(Last_name) |</text:p>
      <text:p text:style-name="Standard">+------------------+</text:p>
      <text:p text:style-name="Standard">| KINTO <text:s text:c="11"/>|</text:p>
      <text:p text:style-name="Standard">| KANSXO <text:s text:c="10"/>|</text:p>
      <text:p text:style-name="Standard">| JOSE <text:s text:c="12"/>|</text:p>
      <text:p text:style-name="Standard">| ABRAHAM <text:s text:c="9"/>|</text:p>
      <text:p text:style-name="Standard">| MATHEW <text:s text:c="10"/>|</text:p>
      <text:p text:style-name="Standard">| CHREKETO <text:s text:c="8"/>|</text:p>
      <text:p text:style-name="Standard">| SOSO <text:s text:c="12"/>|</text:p>
      <text:p text:style-name="Standard">+------------------+</text:p>
      <text:p text:style-name="Standard">7 rows in set (0.00 sec)</text:p>
      <text:p text:style-name="Standard"/>
      <text:p text:style-name="Standard"/>
      <text:p text:style-name="Standard">Q6.</text:p>
      <text:p text:style-name="Standard">+-----------+</text:p>
      <text:p text:style-name="Standard">| Dept <text:s text:c="5"/>|</text:p>
      <text:p text:style-name="Standard">+-----------+</text:p>
      <text:p text:style-name="Standard">| Finance <text:s text:c="2"/>|</text:p>
      <text:p text:style-name="Standard">| IT <text:s text:c="7"/>|</text:p>
      <text:p text:style-name="Standard">| Banking <text:s text:c="2"/>|</text:p>
      <text:p text:style-name="Standard">| Insurance |</text:p>
      <text:p text:style-name="Standard">+-----------+</text:p>
      <text:p text:style-name="Standard">4 rows in set (0.00 sec)</text:p>
      <text:p text:style-name="Standard"/>
      <text:p text:style-name="Standard">Q7.</text:p>
      <text:p text:style-name="Standard">+---------------------------+</text:p>
      <text:p text:style-name="Standard">| substring(First_name,1,4) |</text:p>
      <text:p text:style-name="Standard">+---------------------------+</text:p>
      <text:p text:style-name="Standard">| Bob <text:s text:c="22"/>|</text:p>
      <text:soft-page-break/>
      <text:p text:style-name="Standard">| Jerr <text:s text:c="21"/>|</text:p>
      <text:p text:style-name="Standard">| Phil <text:s text:c="21"/>|</text:p>
      <text:p text:style-name="Standard">| John <text:s text:c="21"/>|</text:p>
      <text:p text:style-name="Standard">| Mich <text:s text:c="21"/>|</text:p>
      <text:p text:style-name="Standard">| Alex <text:s text:c="21"/>|</text:p>
      <text:p text:style-name="Standard">| Yoha <text:s text:c="21"/>|</text:p>
      <text:p text:style-name="Standard">+---------------------------+</text:p>
      <text:p text:style-name="Standard">7 rows in set (0.00 sec)</text:p>
      <text:p text:style-name="Standard"/>
      <text:p text:style-name="Standard">Q8.</text:p>
      <text:p text:style-name="Standard">+----------+</text:p>
      <text:p text:style-name="Standard">| position |</text:p>
      <text:p text:style-name="Standard">+----------+</text:p>
      <text:p text:style-name="Standard">| <text:s text:c="7"/>3 |</text:p>
      <text:p text:style-name="Standard">+----------+</text:p>
      <text:p text:style-name="Standard">1 row in set (0.00 sec)</text:p>
      <text:p text:style-name="Standard"/>
      <text:p text:style-name="Standard">Q9.</text:p>
      <text:p text:style-name="Standard">&gt; select rtrim(First_name) as New from employee2;</text:p>
      <text:p text:style-name="Standard">+---------+</text:p>
      <text:p text:style-name="Standard">| New <text:s text:c="4"/>|</text:p>
      <text:p text:style-name="Standard">+---------+</text:p>
      <text:p text:style-name="Standard">| Bob <text:s text:c="4"/>|</text:p>
      <text:p text:style-name="Standard">| Jerry <text:s text:c="2"/>|</text:p>
      <text:p text:style-name="Standard">| Philip <text:s/>|</text:p>
      <text:p text:style-name="Standard">| John <text:s text:c="3"/>|</text:p>
      <text:p text:style-name="Standard">| Michael |</text:p>
      <text:p text:style-name="Standard">| Alex <text:s text:c="3"/>|</text:p>
      <text:p text:style-name="Standard">| Yohan <text:s text:c="2"/>|</text:p>
      <text:p text:style-name="Standard">+---------+</text:p>
      <text:p text:style-name="Standard">7 rows in set (0.00 sec)</text:p>
      <text:p text:style-name="Standard"/>
      <text:p text:style-name="Standard">Q10</text:p>
      <text:p text:style-name="Standard">&gt; select lrim(First_name) as New from employee2;</text:p>
      <text:p text:style-name="Standard">+---------+</text:p>
      <text:p text:style-name="Standard">| New1 <text:s text:c="3"/>|</text:p>
      <text:p text:style-name="Standard">+---------+</text:p>
      <text:p text:style-name="Standard">| Bob <text:s text:c="4"/>|</text:p>
      <text:p text:style-name="Standard">| Jerry <text:s text:c="2"/>|</text:p>
      <text:p text:style-name="Standard">| Philip <text:s/>|</text:p>
      <text:p text:style-name="Standard">| John <text:s text:c="3"/>|</text:p>
      <text:p text:style-name="Standard">| Michael |</text:p>
      <text:p text:style-name="Standard">| Alex <text:s text:c="3"/>|</text:p>
      <text:p text:style-name="Standard">| Yohan <text:s text:c="2"/>|</text:p>
      <text:p text:style-name="Standard">+---------+</text:p>
      <text:p text:style-name="Standard">7 rows in set (0.00 sec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hivendra Gupta</dc:creator>
    <meta:creation-date>2024-03-22T10:54:00Z</meta:creation-date>
    <dc:date>2024-05-03T01:34:00Z</dc:date>
    <meta:template xlink:href="Normal" xlink:type="simple"/>
    <meta:editing-cycles>11</meta:editing-cycles>
    <meta:editing-duration>PT5280S</meta:editing-duration>
    <meta:document-statistic meta:page-count="4" meta:paragraph-count="9" meta:word-count="703" meta:character-count="4702" meta:row-count="33" meta:non-whitespace-character-count="4008"/>
  </office:meta>
</office:document-meta>
</file>